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sdlifhdhg;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00:00:22.587587210</meta:creation-date>
    <dc:date>2020-09-07T00:00:38.399310669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4.5.2$Linux_X86_64 LibreOffice_project/40$Build-2</meta:generator>
  </office:meta>
</office:document-meta>
</file>